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8fdd"/>
    </style:style>
    <style:style style:name="P2" style:family="paragraph" style:parent-style-name="Text_20_body">
      <style:paragraph-properties fo:line-height="100%"/>
      <style:text-properties officeooo:paragraph-rsid="00128fdd"/>
    </style:style>
    <style:style style:name="P3" style:family="paragraph" style:parent-style-name="Text_20_body">
      <style:text-properties officeooo:paragraph-rsid="00131659"/>
    </style:style>
    <style:style style:name="P4" style:family="paragraph" style:parent-style-name="Text_20_body">
      <style:text-properties style:font-name="Arial" officeooo:paragraph-rsid="00131659"/>
    </style:style>
    <style:style style:name="P5" style:family="paragraph" style:parent-style-name="Text_20_body">
      <style:text-properties officeooo:paragraph-rsid="0015cfb4"/>
    </style:style>
    <style:style style:name="P6" style:family="paragraph" style:parent-style-name="Text_20_body">
      <style:text-properties officeooo:paragraph-rsid="00174793"/>
    </style:style>
    <style:style style:name="T1" style:family="text">
      <style:text-properties style:font-name="Ari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wmd-preview-section-2035">
        <text:p text:style-name="P1"><text:span text:style-name="Source_20_Text">ul &gt; li</text:span> — только первого уровня вложенности<text:line-break/><text:span text:style-name="Source_20_Text">div + p</text:span> — соседние, первый абзац следующий за div<text:line-break/><text:span text:style-name="Source_20_Text">div ~ p</text:span> — родственные, все абзацы следующие за div</text:p>
      </text:section>
      <text:section text:style-name="Sect1" text:name="wmd-preview-section-2044">
        <text:p text:style-name="P1"><text:span text:style-name="Source_20_Text"><text:span text:style-name="T1">:not(селектор)</text:span></text:span><text:span text:style-name="T1"> – все, кроме подходящих под селектор</text:span></text:p>
        <text:p text:style-name="P1"><text:span text:style-name="Source_20_Text"><text:span text:style-name="T1">:empty</text:span></text:span><text:span text:style-name="T1"> – пустой, не содержит вложенных элементов (даже текста)</text:span></text:p>
        <text:p text:style-name="P1"><text:span text:style-name="Source_20_Text"><text:span text:style-name="T1">:checked, :disabled, :enabled</text:span></text:span><text:span text:style-name="T1"> – состояния полей ввода</text:span></text:p>
        <text:p text:style-name="P1"><text:span text:style-name="Source_20_Text"><text:span text:style-name="T1">:focus</text:span></text:span><text:span text:style-name="T1"> – ссылка или поле ввода в фокусе</text:span></text:p>
        <text:p text:style-name="P1"><text:span text:style-name="Source_20_Text"><text:span text:style-name="T1">:link<text:tab/><text:tab/></text:span></text:span><text:span text:style-name="T1">— не посещенная ссылка<text:line-break/></text:span><text:span text:style-name="Source_20_Text"><text:span text:style-name="T1">:visited<text:tab/></text:span></text:span><text:span text:style-name="T1">— посещенная ссылка<text:line-break/></text:span><text:span text:style-name="Source_20_Text"><text:span text:style-name="T1">:active<text:tab/><text:tab/></text:span></text:span><text:span text:style-name="T1">— активная ссылка</text:span></text:p>
        <text:p text:style-name="P1"><text:span text:style-name="Source_20_Text"><text:span text:style-name="T1">:hover<text:tab/><text:tab/></text:span></text:span><text:span text:style-name="T1">– элемент под курсором мыши</text:span></text:p>
        <text:p text:style-name="P1"><text:span text:style-name="Source_20_Text"><text:span text:style-name="T1">:target<text:tab/><text:tab/></text:span></text:span><text:span text:style-name="T1">– сработает для элемента, ID которого совпадает с анкором #id в URL</text:span></text:p>
        <text:p text:style-name="P1"><text:span text:style-name="Source_20_Text"><text:span text:style-name="T1">:disabled<text:tab/></text:span></text:span><text:span text:style-name="T1">— заблокированные элементы (установлен атрибут disabled)<text:line-break/></text:span><text:span text:style-name="Source_20_Text"><text:span text:style-name="T1">:enabled<text:tab/></text:span></text:span><text:span text:style-name="T1">— не заблокированные элементы (не установлен disabled)</text:span></text:p>
        <text:p text:style-name="P5"><text:span text:style-name="Source_20_Text"><text:span text:style-name="T1">:read-only<text:tab/></text:span></text:span><text:span text:style-name="T1">— выберет все поля доступные только для чтения (аналог </text:span><text:span text:style-name="Source_20_Text"><text:span text:style-name="T1">input[readonly]</text:span></text:span><text:span text:style-name="T1">)<text:line-break/></text:span><text:span text:style-name="Source_20_Text"><text:span text:style-name="T1">:read-write<text:tab/></text:span></text:span><text:span text:style-name="T1">— выберет все поля доступные для редактирования </text:span></text:p>
        <text:p text:style-name="P5"><text:span text:style-name="T1"><text:tab/><text:tab/><text:tab/><text:tab/><text:tab/><text:tab/><text:tab/><text:tab/><text:tab/>(аналог </text:span><text:span text:style-name="Source_20_Text"><text:span text:style-name="T1">input:not([readonly])</text:span></text:span><text:span text:style-name="T1">)</text:span></text:p>
        <text:p text:style-name="P1"><text:span text:style-name="Source_20_Text"><text:span text:style-name="T1">:required</text:span></text:span><text:span text:style-name="T1"> — выберет все объязательные поля (с атрибутом required)<text:line-break/></text:span><text:span text:style-name="Source_20_Text"><text:span text:style-name="T1">:optional</text:span></text:span><text:span text:style-name="T1"> — выберет поля у которых не указан атрибут required</text:span></text:p>
        <text:p text:style-name="P6"><text:span text:style-name="Source_20_Text"><text:span text:style-name="T1">:checked</text:span></text:span><text:span text:style-name="T1"> — выбрть отмеченные поля checkbox или radio </text:span></text:p>
        <text:p text:style-name="P6"><text:span text:style-name="T1"><text:tab/><text:tab/><text:tab/><text:tab/><text:tab/>(не отмеченные можно выбрать через </text:span><text:span text:style-name="Source_20_Text"><text:span text:style-name="T1">input:not(:checked)</text:span></text:span><text:span text:style-name="T1">)</text:span></text:p>
        <text:p text:style-name="P1"><text:span text:style-name="Source_20_Text"><text:span text:style-name="T1">:valid</text:span></text:span><text:span text:style-name="T1"> — выберет элементы, у которых введенно верное значение<text:line-break/></text:span><text:span text:style-name="Source_20_Text"><text:span text:style-name="T1">:invalid</text:span></text:span><text:span text:style-name="T1"> — выберет элементы, у которых введенно не верное значение</text:span></text:p>
        <text:p text:style-name="P1"><text:span text:style-name="Source_20_Text"><text:span text:style-name="T1">:in-range</text:span></text:span><text:span text:style-name="T1"> — выбирает все элементы, значение которых попадает в диапазон max и min<text:line-break/></text:span><text:span text:style-name="Source_20_Text"><text:span text:style-name="T1">:out-of-range</text:span></text:span><text:span text:style-name="T1"> — выбирает все элементы, значение которых не попадает в диапазон max и min</text:span></text:p>
        <text:p text:style-name="P1"><text:span text:style-name="Strong_20_Emphasis"><text:span text:style-name="T1"/></text:span></text:p>
        <text:p text:style-name="P1"><text:span text:style-name="Strong_20_Emphasis"><text:span text:style-name="T1">Селекторы атрибутов:</text:span></text:span><text:span text:style-name="T1"><text:line-break/></text:span><text:span text:style-name="Source_20_Text"><text:span text:style-name="T1">[checked]</text:span></text:span><text:span text:style-name="T1"> – присутствует атрибут</text:span></text:p>
        <text:p text:style-name="P1"><text:span text:style-name="Source_20_Text"><text:span text:style-name="T1">[attr="value"]</text:span></text:span><text:span text:style-name="T1"> <text:tab/>– атрибут равен “value”</text:span></text:p>
        <text:p text:style-name="P1"><text:span text:style-name="Source_20_Text"><text:span text:style-name="T1">[attr^="http"]</text:span></text:span><text:span text:style-name="T1"> <text:tab/><text:tab/>– атрибут начинается с текста</text:span></text:p>
        <text:p text:style-name="P3"><text:span text:style-name="Source_20_Text"><text:span text:style-name="T1">[attr$=".com"]</text:span></text:span><text:span text:style-name="T1"> <text:tab/>– атрибут заканчивается на текст</text:span></text:p>
        <text:p text:style-name="P3"><text:span text:style-name="Source_20_Text"><text:span text:style-name="T1">[attr|="value"]</text:span></text:span><text:span text:style-name="T1"> <text:tab/>– атрибут равен “value” или начинается с “value-” </text:span></text:p>
        <text:p text:style-name="P4"><text:tab/><text:tab/><text:tab/><text:tab/><text:tab/><text:tab/><text:tab/><text:tab/><text:tab/><text:tab/>(например равен “value-1”)</text:p>
        <text:p text:style-name="P3"><text:span text:style-name="Source_20_Text"><text:span text:style-name="T1">[attr*="valut"]<text:tab/></text:span></text:span><text:span text:style-name="T1"> <text:tab/>– атрибут содержит подстроку “value” (например равен “myvalue”)</text:span></text:p>
        <text:p text:style-name="P3"><text:span text:style-name="Source_20_Text"><text:span text:style-name="T1">[attr~="bar"]<text:tab/><text:tab/></text:span></text:span><text:span text:style-name="T1">– атрибут содержит “bar” как одно из значений через пробел, например: </text:span></text:p>
        <text:p text:style-name="P3"><text:span text:style-name="Source_20_Text"><text:span text:style-name="T1"><text:tab/><text:tab/><text:tab/><text:tab/>data-attr='foo bar'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20:13:29.149000000</meta:creation-date>
    <dc:date>2021-01-18T20:29:40.634000000</dc:date>
    <meta:editing-duration>PT5M59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5" meta:word-count="234" meta:character-count="1873" meta:non-whitespace-character-count="1590"/>
  </office:meta>
</office:document-meta>
</file>